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f it Ain’t Broke, Fix It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icture of Gas Wel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ly Failures per Business Un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cture of current failures</text:p>
              </text:list-item>
              <text:list-item>
                <text:p>Overlay temper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Resul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Weather Foreca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ally Bad Assump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Nex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0:28:57.619947483</meta:creation-date>
    <dc:date>2017-10-04T12:14:07.044963800</dc:date>
    <meta:editing-duration>PT1H34M59S</meta:editing-duration>
    <meta:editing-cycles>1</meta:editing-cycles>
    <meta:document-statistic meta:object-count="57"/>
    <meta:generator>LibreOffice/5.1.6.2$Linux_X86_64 LibreOffice_project/10m0$Build-2</meta:generator>
  </office:meta>
</office:document-meta>
</file>